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dennyzhang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41137e9">1. Need a framework to have structural discussions</text:a></text:p>
          <text:p text:style-name="Contents_20_2"><text:a xlink:type="simple" xlink:href="#org2c4a194">1.1. problem naviagation</text:a></text:p>
          <text:p text:style-name="Contents_20_2"><text:a xlink:type="simple" xlink:href="#orgbc3be8b">1.2. solution design</text:a></text:p>
          <text:p text:style-name="Contents_20_2"><text:a xlink:type="simple" xlink:href="#org7eb5c35">1.3. technical excellence</text:a></text:p>
          <text:p text:style-name="Contents_20_2"><text:a xlink:type="simple" xlink:href="#orgd32045a">1.4. technical communication</text:a></text:p>
        </text:index-body>
      </text:table-of-content>
      <text:h text:style-name="Heading_20_1" text:outline-level="1" text:is-list-header="false">
<text:bookmark-start text:name="OrgXref.org41137e9"/>
<text:bookmark text:name="org41137e9"/>Need a framework to have structural discussions
<text:bookmark-end text:name="OrgXref.org41137e9"/></text:h>
      <text:h text:style-name="Heading_20_2" text:outline-level="2" text:is-list-header="false">
<text:bookmark-start text:name="OrgXref.org2c4a194"/>
<text:bookmark text:name="org2c4a194"/>problem naviagation
<text:bookmark-end text:name="OrgXref.org2c4a194"/></text:h>
      <text:list text:style-name="OrgBulletedList" text:continue-numbering="false">
        <text:list-item>
          <text:p text:style-name="Text_20_body">begining: So the question is like to XXX. Let's think about what clarification questions are relevant.
</text:p>
        </text:list-item>
        <text:list-item>
          <text:p text:style-name="Text_20_body">clarification questions (need to be structured, instead of randome or unrelated
</text:p>
          <text:list text:style-name="OrgBulletedList" text:continue-numbering="true">
            <text:list-item>
              <text:p text:style-name="Text_20_body">for XX, clarify y; explain why this is relative
</text:p>
              <text:list text:style-name="OrgBulletedList" text:continue-numbering="true">
                <text:list-item>
                  <text:p text:style-name="Text_20_body">for accuracy
</text:p>
                </text:list-item>
                <text:list-item>
                  <text:p text:style-name="Text_20_body">for reliability
</text:p>
                </text:list-item>
                <text:list-item>
                  <text:p text:style-name="Text_20_body">for scalability
</text:p>
                </text:list-item>
                <text:list-item>
                  <text:p text:style-name="Text_20_body">for latency
</text:p>
                </text:list-item>
              </text:list>
            </text:list-item>
          </text:list>
        </text:list-item>
      </text:list>
      <text:h text:style-name="Heading_20_2" text:outline-level="2" text:is-list-header="false">
<text:bookmark-start text:name="OrgXref.orgbc3be8b"/>
<text:bookmark text:name="orgbc3be8b"/>solution design
<text:bookmark-end text:name="OrgXref.orgbc3be8b"/></text:h>
      <text:p text:style-name="Text_20_body">can we first walk through the user journey to get a logic view, before going to the technical designs?
</text:p>
      <text:h text:style-name="Heading_20_2" text:outline-level="2" text:is-list-header="false">
<text:bookmark-start text:name="OrgXref.org7eb5c35"/>
<text:bookmark text:name="org7eb5c35"/>technical excellence
<text:bookmark-end text:name="OrgXref.org7eb5c35"/></text:h>
      <text:h text:style-name="Heading_20_2" text:outline-level="2" text:is-list-header="false">
<text:bookmark-start text:name="OrgXref.orgd32045a"/>
<text:bookmark text:name="orgd32045a"/>technical communication
<text:bookmark-end text:name="OrgXref.orgd32045a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dennyzhang</dc:creator>
    <meta:initial-creator>dennyzhang</meta:initial-creator>
    <dc:date>2025-10-09T08:02:20</dc:date>
    <meta:creation-date>2025-10-09T08:02:20</meta:creation-date>
    <meta:generator>Emacs 28.2 (Org mode 9.5.5)</meta:generator>
    <meta:keyword/>
    <dc:subject/>
    <dc:title/>
  </office:meta>
</office:document-meta>
</file>